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47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3.67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sr20-forum.com/</text:p>
          </table:table-cell>
          <table:table-cell office:value-type="string" calcext:value-type="string">
            <text:p>Forkboar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https://www.eevblog.com/forum/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fornits.com/phpbb/</text:p>
          </table:table-cell>
          <table:table-cell office:value-type="string" calcext:value-type="string">
            <text:p>SMF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://xlforum.net/forums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 office:value-type="string" calcext:value-type="string">
            <text:p>old install</text:p>
          </table:table-cell>
        </table:table-row>
        <table:table-row table:style-name="ro1">
          <table:table-cell office:value-type="string" calcext:value-type="string">
            <text:p>https://forum.hptuners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.miata.net/vb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.supercell.com 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s.holley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<text:a xlink:href="https://forums.nasioc.com/forums/" xlink:type="simple">https://forums.nasioc.com/forums/</text:a>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s.somethingawful.com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https://www.corvetteforum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Low priority, still very active</text:p>
          </table:table-cell>
        </table:table-row>
        <table:table-row table:style-name="ro1">
          <table:table-cell office:value-type="string" calcext:value-type="string">
            <text:p>https://www.digitalfaq.com/foru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https://www.rx7club.com/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rx8club.com</text:p>
          </table:table-cell>
          <table:table-cell office:value-type="string" calcext:value-type="string">
            <text:p>vBulliten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forums.mydigitallife.net/ 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 office:value-type="string" calcext:value-type="string">
            <text:p>Blocks AWS</text:p>
          </table:table-cell>
        </table:table-row>
        <table:table-row table:style-name="ro1">
          <table:table-cell office:value-type="string" calcext:value-type="string">
            <text:p>https://kiwifarms.net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b15sentra.net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b15u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clubwrx.net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iwsti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kboards.com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nissancubelife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nissanforums.com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subaruforester.org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subaruxvforum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thesubaruforums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wrxtuners.com/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Downloading</text:p>
          </table:table-cell>
          <table:table-cell/>
        </table:table-row>
        <table:table-row table:style-name="ro1">
          <table:table-cell office:value-type="string" calcext:value-type="string">
            <text:p>https://www.stevemeadedesigns.com/board/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https://www.audiosciencereview.com</text:p>
          </table:table-cell>
          <table:table-cell office:value-type="string" calcext:value-type="string">
            <text:p>XenForo</text:p>
          </table:table-cell>
          <table:table-cell office:value-type="string" calcext:value-type="string">
            <text:p>TODO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https://arstechnica.com/civis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blueirissoftware.com/forum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cl-evolved.com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forums.nicoclub.com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forums.zoneminder.com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https://www.msextra.com/forums/</text:p>
          </table:table-cell>
          <table:table-cell office:value-type="string" calcext:value-type="string">
            <text:p>phpBB</text:p>
          </table:table-cell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<text:a xlink:href="https://forum.avstumpfl.com/" xlink:type="simple">https://forum.avstumpfl.com/</text:a></text:p>
          </table:table-cell>
          <table:table-cell office:value-type="string" calcext:value-type="string">
            <text:p>phpBB</text:p>
          </table:table-cell>
          <table:table-cell/>
        </table:table-row>
        <table:table-row table:style-name="ro1">
          <table:table-cell office:value-type="string" calcext:value-type="string">
            <text:p>https://arstechnica.com/civi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ommunity.wd.com/t/how-do-i-install-the-my-cloud-app-on-a-amazon-fire-tablet/212298/1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rums.A1:forums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8:44:35.7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3T17:30:02.878000000</dc:date>
    <meta:editing-duration>P1DT12H57M52S</meta:editing-duration>
    <meta:editing-cycles>5</meta:editing-cycles>
    <meta:generator>LibreOffice/7.0.4.2$Windows_X86_64 LibreOffice_project/dcf040e67528d9187c66b2379df5ea4407429775</meta:generator>
    <meta:document-statistic meta:table-count="2" meta:cell-count="116" meta:object-count="0"/>
  </office:meta>
</office:document-meta>
</file>